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0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0.256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0.256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8.9cm" fo:min-width="7.85cm" fo:padding-top="0.15cm" fo:padding-bottom="0.15cm" fo:padding-left="0.275cm" fo:padding-right="0.2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6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5.457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7cm" svg:y="9.1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1cm" svg:y="9.0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2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2.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2.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2.6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2.5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6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6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5.9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3cm" svg:height="1.3cm" svg:x="5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58cm" svg:y1="13.2cm" svg:x2="14.758cm" svg:y2="13.2cm">
          <text:p/>
        </draw:line>
        <draw:line draw:style-name="gr2" draw:text-style-name="P2" draw:layer="layout" svg:x1="13.458cm" svg:y1="13.2cm" svg:x2="10.758cm" svg:y2="13.2cm">
          <text:p/>
        </draw:line>
        <draw:line draw:style-name="gr2" draw:text-style-name="P2" draw:layer="layout" svg:x1="9.458cm" svg:y1="13.2cm" svg:x2="6.758cm" svg:y2="13.2cm">
          <text:p/>
        </draw:line>
        <draw:line draw:style-name="gr2" draw:text-style-name="P2" draw:layer="layout" svg:x1="5.458cm" svg:y1="13.2cm" svg:x2="2.492cm" svg:y2="13.2cm">
          <text:p/>
        </draw:line>
        <draw:line draw:style-name="gr2" draw:text-style-name="P2" draw:layer="layout" svg:x1="17.458cm" svg:y1="9.7cm" svg:x2="14.757cm" svg:y2="9.7cm">
          <text:p/>
        </draw:line>
        <draw:line draw:style-name="gr2" draw:text-style-name="P2" draw:layer="layout" svg:x1="13.458cm" svg:y1="9.7cm" svg:x2="10.757cm" svg:y2="9.7cm">
          <text:p/>
        </draw:line>
        <draw:line draw:style-name="gr2" draw:text-style-name="P2" draw:layer="layout" svg:x1="9.458cm" svg:y1="9.7cm" svg:x2="6.757cm" svg:y2="9.7cm">
          <text:p/>
        </draw:line>
        <draw:line draw:style-name="gr2" draw:text-style-name="P2" draw:layer="layout" svg:x1="5.458cm" svg:y1="9.7cm" svg:x2="2.491cm" svg:y2="9.7cm">
          <text:p/>
        </draw:line>
        <draw:line draw:style-name="gr2" draw:text-style-name="P2" draw:layer="layout" svg:x1="17.459cm" svg:y1="16.7cm" svg:x2="14.759cm" svg:y2="16.7cm">
          <text:p/>
        </draw:line>
        <draw:line draw:style-name="gr2" draw:text-style-name="P2" draw:layer="layout" svg:x1="13.459cm" svg:y1="16.7cm" svg:x2="10.759cm" svg:y2="16.7cm">
          <text:p/>
        </draw:line>
        <draw:line draw:style-name="gr2" draw:text-style-name="P2" draw:layer="layout" svg:x1="9.459cm" svg:y1="16.7cm" svg:x2="6.759cm" svg:y2="16.7cm">
          <text:p/>
        </draw:line>
        <draw:line draw:style-name="gr2" draw:text-style-name="P2" draw:layer="layout" svg:x1="5.459cm" svg:y1="16.7cm" svg:x2="2.492cm" svg:y2="16.7cm">
          <text:p/>
        </draw:line>
        <draw:line draw:style-name="gr2" draw:text-style-name="P2" draw:layer="layout" svg:x1="6.1cm" svg:y1="6.9cm" svg:x2="6.1cm" svg:y2="9.1cm">
          <text:p/>
        </draw:line>
        <draw:line draw:style-name="gr2" draw:text-style-name="P2" draw:layer="layout" svg:x1="6.1cm" svg:y1="10.4cm" svg:x2="6.1cm" svg:y2="12.6cm">
          <text:p/>
        </draw:line>
        <draw:line draw:style-name="gr2" draw:text-style-name="P2" draw:layer="layout" svg:x1="6.1cm" svg:y1="13.9cm" svg:x2="6.1cm" svg:y2="16cm">
          <text:p/>
        </draw:line>
        <draw:line draw:style-name="gr2" draw:text-style-name="P2" draw:layer="layout" svg:x1="6.1cm" svg:y1="17.3cm" svg:x2="6.1cm" svg:y2="19.6cm">
          <text:p/>
        </draw:line>
        <draw:line draw:style-name="gr2" draw:text-style-name="P2" draw:layer="layout" svg:x1="10.1cm" svg:y1="6.9cm" svg:x2="10.1cm" svg:y2="9.1cm">
          <text:p/>
        </draw:line>
        <draw:line draw:style-name="gr2" draw:text-style-name="P2" draw:layer="layout" svg:x1="10.1cm" svg:y1="10.4cm" svg:x2="10.1cm" svg:y2="12.6cm">
          <text:p/>
        </draw:line>
        <draw:line draw:style-name="gr2" draw:text-style-name="P2" draw:layer="layout" svg:x1="10.1cm" svg:y1="13.9cm" svg:x2="10.1cm" svg:y2="16cm">
          <text:p/>
        </draw:line>
        <draw:line draw:style-name="gr2" draw:text-style-name="P2" draw:layer="layout" svg:x1="10.1cm" svg:y1="17.3cm" svg:x2="10.1cm" svg:y2="19.6cm">
          <text:p/>
        </draw:line>
        <draw:line draw:style-name="gr2" draw:text-style-name="P2" draw:layer="layout" svg:x1="14.1cm" svg:y1="6.9cm" svg:x2="14.1cm" svg:y2="9.1cm">
          <text:p/>
        </draw:line>
        <draw:line draw:style-name="gr2" draw:text-style-name="P2" draw:layer="layout" svg:x1="14.1cm" svg:y1="10.4cm" svg:x2="14.1cm" svg:y2="12.6cm">
          <text:p/>
        </draw:line>
        <draw:line draw:style-name="gr2" draw:text-style-name="P2" draw:layer="layout" svg:x1="14.1cm" svg:y1="13.9cm" svg:x2="14.1cm" svg:y2="16cm">
          <text:p/>
        </draw:line>
        <draw:line draw:style-name="gr2" draw:text-style-name="P2" draw:layer="layout" svg:x1="14.1cm" svg:y1="17.3cm" svg:x2="14.1cm" svg:y2="19.6cm">
          <text:p/>
        </draw:line>
        <draw:frame draw:style-name="gr3" draw:text-style-name="P4" draw:layer="layout" svg:width="2.28cm" svg:height="0.763cm" svg:x="2.92cm" svg:y="8.937cm">
          <draw:text-box>
            <text:p><text:span text:style-name="T2">4, 10, 16</text:span></text:p>
          </draw:text-box>
        </draw:frame>
        <draw:frame draw:style-name="gr4" draw:text-style-name="P4" draw:layer="layout" svg:width="2.534cm" svg:height="0.763cm" svg:x="2.924cm" svg:y="12.476cm">
          <draw:text-box>
            <text:p><text:span text:style-name="T2">10, 25, 40</text:span></text:p>
          </draw:text-box>
        </draw:frame>
        <draw:frame draw:style-name="gr4" draw:text-style-name="P4" draw:layer="layout" svg:width="2.534cm" svg:height="0.763cm" svg:x="2.924cm" svg:y="15.9cm">
          <draw:text-box>
            <text:p><text:span text:style-name="T2">16, 40, 64</text:span></text:p>
          </draw:text-box>
        </draw:frame>
        <draw:frame draw:style-name="gr5" draw:text-style-name="P4" draw:layer="layout" svg:width="2.026cm" svg:height="0.763cm" svg:x="7.148cm" svg:y="8.938cm">
          <draw:text-box>
            <text:p><text:span text:style-name="T2">3, 8, 13</text:span></text:p>
          </draw:text-box>
        </draw:frame>
        <draw:frame draw:style-name="gr6" draw:text-style-name="P4" draw:layer="layout" svg:width="1.772cm" svg:height="0.763cm" svg:x="11.4cm" svg:y="8.938cm">
          <draw:text-box>
            <text:p><text:span text:style-name="T2">3, 6, 9</text:span></text:p>
          </draw:text-box>
        </draw:frame>
        <draw:frame draw:style-name="gr6" draw:text-style-name="P5" draw:layer="layout" svg:width="1.772cm" svg:height="0.763cm" svg:x="15.328cm" svg:y="8.938cm">
          <draw:text-box>
            <text:p text:style-name="P1"><text:span text:style-name="T2">0, 0, 0</text:span></text:p>
          </draw:text-box>
        </draw:frame>
        <draw:frame draw:style-name="gr6" draw:text-style-name="P5" draw:layer="layout" svg:width="1.772cm" svg:height="0.763cm" svg:x="15.328cm" svg:y="12.437cm">
          <draw:text-box>
            <text:p text:style-name="P1"><text:span text:style-name="T2">0, 0, 0</text:span></text:p>
          </draw:text-box>
        </draw:frame>
        <draw:frame draw:style-name="gr6" draw:text-style-name="P5" draw:layer="layout" svg:width="1.772cm" svg:height="0.763cm" svg:x="15.328cm" svg:y="15.937cm">
          <draw:text-box>
            <text:p text:style-name="P1"><text:span text:style-name="T2">0, 0, 0</text:span></text:p>
          </draw:text-box>
        </draw:frame>
        <draw:frame draw:style-name="gr7" draw:text-style-name="P4" draw:layer="layout" svg:width="0.756cm" svg:height="1.787cm" svg:x="14.144cm" svg:y="6.944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0.1cm" svg:y="6.945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6.144cm" svg:y="6.946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0.4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3.9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7.3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0.1cm" svg:y="10.413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10.1cm" svg:y="13.9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10.1cm" svg:y="17.313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6.144cm" svg:y="10.4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6.144cm" svg:y="13.9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6.144cm" svg:y="17.3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3" draw:text-style-name="P4" draw:layer="layout" svg:width="2.28cm" svg:height="0.763cm" svg:x="7.148cm" svg:y="12.4cm">
          <draw:text-box>
            <text:p><text:span text:style-name="T2">6, 17, 28</text:span></text:p>
          </draw:text-box>
        </draw:frame>
        <draw:frame draw:style-name="gr3" draw:text-style-name="P4" draw:layer="layout" svg:width="2.28cm" svg:height="0.763cm" svg:x="11.178cm" svg:y="12.448cm">
          <draw:text-box>
            <text:p><text:span text:style-name="T2">6, 12, 18</text:span></text:p>
          </draw:text-box>
        </draw:frame>
        <draw:frame draw:style-name="gr3" draw:text-style-name="P4" draw:layer="layout" svg:width="2.28cm" svg:height="0.763cm" svg:x="7.148cm" svg:y="15.937cm">
          <draw:text-box>
            <text:p><text:span text:style-name="T2">9, 26, 43</text:span></text:p>
          </draw:text-box>
        </draw:frame>
        <draw:frame draw:style-name="gr3" draw:text-style-name="P4" draw:layer="layout" svg:width="2.28cm" svg:height="0.763cm" svg:x="11.179cm" svg:y="15.937cm">
          <draw:text-box>
            <text:p><text:span text:style-name="T2">9, 18, 27</text:span></text:p>
          </draw:text-box>
        </draw:frame>
        <draw:frame draw:style-name="gr8" draw:text-style-name="P1" draw:layer="layout" svg:width="12.11cm" svg:height="2.588cm" svg:x="4.577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12.41cm" svg:height="2.497cm" svg:x="3.322cm" svg:y="2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Default">
        <draw:custom-shape draw:style-name="gr1" draw:text-style-name="P2" draw:layer="layout" svg:width="1.3cm" svg:height="1.3cm" svg:x="5.458cm" svg:y="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4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3.9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58cm" svg:y1="4.6cm" svg:x2="14.758cm" svg:y2="4.6cm">
          <text:p/>
        </draw:line>
        <draw:line draw:style-name="gr2" draw:text-style-name="P2" draw:layer="layout" svg:x1="13.458cm" svg:y1="4.6cm" svg:x2="10.758cm" svg:y2="4.6cm">
          <text:p/>
        </draw:line>
        <draw:line draw:style-name="gr2" draw:text-style-name="P2" draw:layer="layout" svg:x1="9.458cm" svg:y1="4.6cm" svg:x2="6.758cm" svg:y2="4.6cm">
          <text:p/>
        </draw:line>
        <draw:line draw:style-name="gr2" draw:text-style-name="P2" draw:layer="layout" svg:x1="5.458cm" svg:y1="4.6cm" svg:x2="2.492cm" svg:y2="4.6cm">
          <text:p/>
        </draw:line>
        <draw:line draw:style-name="gr2" draw:text-style-name="P2" draw:layer="layout" svg:x1="6.1cm" svg:y1="2.5cm" svg:x2="6.1cm" svg:y2="4cm">
          <text:p/>
        </draw:line>
        <draw:line draw:style-name="gr2" draw:text-style-name="P2" draw:layer="layout" svg:x1="10.1cm" svg:y1="2.5cm" svg:x2="10.1cm" svg:y2="4cm">
          <text:p/>
        </draw:line>
        <draw:line draw:style-name="gr2" draw:text-style-name="P2" draw:layer="layout" svg:x1="14.1cm" svg:y1="2.5cm" svg:x2="14.1cm" svg:y2="4cm">
          <text:p/>
        </draw:line>
        <draw:frame draw:style-name="gr4" draw:text-style-name="P4" draw:layer="layout" svg:width="2.534cm" svg:height="0.763cm" svg:x="2.924cm" svg:y="3.876cm">
          <draw:text-box>
            <text:p><text:span text:style-name="T2">25</text:span></text:p>
          </draw:text-box>
        </draw:frame>
        <draw:frame draw:style-name="gr6" draw:text-style-name="P5" draw:layer="layout" svg:width="1.772cm" svg:height="0.763cm" svg:x="15.328cm" svg:y="3.837cm">
          <draw:text-box>
            <text:p text:style-name="P1"><text:span text:style-name="T2">0</text:span></text:p>
          </draw:text-box>
        </draw:frame>
        <draw:frame draw:style-name="gr9" draw:text-style-name="P4" draw:layer="layout" svg:width="0.756cm" svg:height="2.299cm" svg:x="14.144cm" svg:y="1.813cm">
          <draw:text-box>
            <text:p><text:span text:style-name="T2"/></text:p>
            <text:p><text:span text:style-name="T2"/></text:p>
            <text:p><text:span text:style-name="T2">2</text:span></text:p>
            <text:p><text:span text:style-name="T2"/></text:p>
          </draw:text-box>
        </draw:frame>
        <draw:frame draw:style-name="gr9" draw:text-style-name="P4" draw:layer="layout" svg:width="0.756cm" svg:height="2.299cm" svg:x="10.1cm" svg:y="1.813cm">
          <draw:text-box>
            <text:p><text:span text:style-name="T2"/></text:p>
            <text:p><text:span text:style-name="T2"/></text:p>
            <text:p><text:span text:style-name="T2">1</text:span></text:p>
            <text:p><text:span text:style-name="T2"/></text:p>
          </draw:text-box>
        </draw:frame>
        <draw:frame draw:style-name="gr7" draw:text-style-name="P4" draw:layer="layout" svg:width="0.756cm" svg:height="1.787cm" svg:x="6.144cm" svg:y="1.8cm">
          <draw:text-box>
            <text:p><text:span text:style-name="T2"/></text:p>
            <text:p><text:span text:style-name="T2"/></text:p>
            <text:p><text:span text:style-name="T2">2</text:span></text:p>
          </draw:text-box>
        </draw:frame>
        <draw:frame draw:style-name="gr3" draw:text-style-name="P4" draw:layer="layout" svg:width="2.28cm" svg:height="0.763cm" svg:x="7.148cm" svg:y="3.8cm">
          <draw:text-box>
            <text:p><text:span text:style-name="T2">17</text:span></text:p>
          </draw:text-box>
        </draw:frame>
        <draw:frame draw:style-name="gr3" draw:text-style-name="P5" draw:layer="layout" svg:width="2.28cm" svg:height="0.763cm" svg:x="11.178cm" svg:y="3.848cm">
          <draw:text-box>
            <text:p text:style-name="P1"><text:span text:style-name="T2">12</text:span></text:p>
          </draw:text-box>
        </draw:frame>
        <draw:custom-shape draw:style-name="gr10" draw:text-style-name="P2" draw:layer="layout" svg:width="8.4cm" svg:height="9.2cm" svg:x="5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5.8cm" svg:y1="14.5cm" svg:x2="14.2cm" svg:y2="14.5cm">
          <text:p/>
        </draw:line>
        <draw:line draw:style-name="gr11" draw:text-style-name="P2" draw:layer="layout" svg:x1="5.8cm" svg:y1="10.2cm" svg:x2="14.2cm" svg:y2="10.2cm">
          <text:p/>
        </draw:line>
        <draw:frame draw:style-name="gr12" draw:text-style-name="P7" draw:layer="layout" svg:width="3.846cm" svg:height="0.962cm" svg:x="6.126cm" svg:y="10.2cm">
          <draw:text-box>
            <text:p text:style-name="P6">Main thread</text:p>
          </draw:text-box>
        </draw:frame>
        <draw:frame draw:style-name="gr13" draw:text-style-name="P7" draw:layer="layout" svg:width="4.972cm" svg:height="0.962cm" svg:x="6.1cm" svg:y="14.5cm">
          <draw:text-box>
            <text:p>Receiver thread</text:p>
          </draw:text-box>
        </draw:frame>
        <draw:frame draw:style-name="gr14" draw:text-style-name="P8" draw:layer="layout" svg:width="7.318cm" svg:height="1.361cm" svg:x="5.982cm" svg:y="8.439cm">
          <draw:text-box>
            <text:p><text:span text:style-name="T3">Common variables</text:span></text:p>
          </draw:text-box>
        </draw:frame>
        <draw:frame draw:style-name="gr15" draw:text-style-name="P7" draw:layer="layout" svg:width="2.792cm" svg:height="0.962cm" svg:x="8.5cm" svg:y="7.5cm">
          <draw:text-box>
            <text:p>Process</text:p>
          </draw:text-box>
        </draw:frame>
        <draw:line draw:style-name="gr16" draw:text-style-name="P2" draw:layer="layout" svg:x1="5.78cm" svg:y1="8.338cm" svg:x2="14.18cm" svg:y2="8.3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5-06T12:37:12.185704829</meta:creation-date>
    <dc:date>2015-05-09T11:57:25.073404306</dc:date>
    <dc:creator>Ricardo Galli</dc:creator>
    <meta:editing-duration>PT31M38S</meta:editing-duration>
    <meta:editing-cycles>8</meta:editing-cycles>
    <meta:generator>LibreOffice/4.4.2.2$Linux_X86_64 LibreOffice_project/40m0$Build-2</meta:generator>
    <meta:document-statistic meta:object-count="9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4</mn>
                  </mtd>
                </mtr>
                <mtr>
                  <mtd>
                    <mn>7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5</mn>
                  </mtd>
                </mtr>
                <mtr>
                  <mtd>
                    <mn>8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6</mn>
                  </mtd>
                </mtr>
                <mtr>
                  <mtd>
                    <mn>9</mn>
                  </mtd>
                </mtr>
              </mtable>
            </mrow>
          </mrow>
          <mo fence="true" stretchy="true">]</mo>
        </mrow>
        <mo stretchy="false">×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</mrow>
          <mo fence="true" stretchy="true">]</mo>
        </mrow>
      </mrow>
      <mo stretchy="false">=</mo>
      <mrow>
        <mo fence="true" stretchy="true">[</mo>
        <mrow>
          <mrow>
            <mtable>
              <mtr>
                <mtd>
                  <mn>4</mn>
                </mtd>
              </mtr>
              <mtr>
                <mtd>
                  <mn>10</mn>
                </mtd>
              </mtr>
              <mtr>
                <mtd>
                  <mn>16</mn>
                </mtd>
              </mtr>
            </mtable>
            <mtable>
              <mtr>
                <mtd>
                  <mn>10</mn>
                </mtd>
              </mtr>
              <mtr>
                <mtd>
                  <mn>25</mn>
                </mtd>
              </mtr>
              <mtr>
                <mtd>
                  <mn>40</mn>
                </mtd>
              </mtr>
            </mtable>
            <mtable>
              <mtr>
                <mtd>
                  <mn>16</mn>
                </mtd>
              </mtr>
              <mtr>
                <mtd>
                  <mn>40</mn>
                </mtd>
              </mtr>
              <mtr>
                <mtd>
                  <mn>64</mn>
                </mtd>
              </mtr>
            </mtable>
          </mrow>
        </mrow>
        <mo fence="true" stretchy="true">]</mo>
      </mrow>
    </mrow>
    <annotation encoding="StarMath 5.0">left [ stack{1 # 4 # 7} stack{2 # 5 # 8} stack{3 # 6 # 9}  right ]  times left [ stack{1 # 0 # 1} stack{2 # 1 # 2} stack{3 # 2 # 3} right ] = left [ stack{4 # 10 # 16} stack{10 # 25 # 40} stack{16 # 40 # 64}  right]</annotation>
  </semantics>
</math>
</file>

<file path=Object 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4</mn>
                </mtd>
                <mtd>
                  <mn>5</mn>
                </mtd>
                <mtd>
                  <mn>6</mn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</mrow>
      <mo stretchy="false">=</mo>
      <mrow>
        <mrow>
          <mn>4</mn>
          <mo stretchy="false">∗</mo>
          <mn>2</mn>
        </mrow>
        <mo stretchy="false">+</mo>
        <mrow>
          <mn>5</mn>
          <mo stretchy="false">∗</mo>
          <mn>1</mn>
        </mrow>
        <mo stretchy="false">+</mo>
        <mrow>
          <mn>6</mn>
          <mo stretchy="false">∗</mo>
          <mn>2</mn>
        </mrow>
      </mrow>
      <mo stretchy="false">=</mo>
      <mrow>
        <mn>8</mn>
        <mo stretchy="false">+</mo>
        <mn>5</mn>
        <mo stretchy="false">+</mo>
        <mn>12</mn>
      </mrow>
      <mo stretchy="false">=</mo>
      <mn>25</mn>
    </mrow>
    <annotation encoding="StarMath 5.0">left [ matrix{4 # 5 # 6} right] times left[  matrix{2 ## 1 ## 2}  right ] = 4 * 2 + 5 * 1 + 6 * 2 = 8 + 5 + 12 = 25</annotation>
  </semantics>
</math>
</file>